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34a9"/>
    </style:style>
    <style:style style:name="P2" style:family="paragraph" style:parent-style-name="Standard">
      <style:text-properties officeooo:paragraph-rsid="00126f0a"/>
    </style:style>
    <style:style style:name="P3" style:family="paragraph" style:parent-style-name="Standard">
      <style:text-properties officeooo:paragraph-rsid="00138e2f"/>
    </style:style>
    <style:style style:name="P4" style:family="paragraph" style:parent-style-name="Standard">
      <style:text-properties officeooo:paragraph-rsid="00165b8c"/>
    </style:style>
    <style:style style:name="P5" style:family="paragraph" style:parent-style-name="Standard">
      <style:text-properties officeooo:rsid="0018227a" officeooo:paragraph-rsid="0018227a"/>
    </style:style>
    <style:style style:name="T1" style:family="text">
      <style:text-properties officeooo:rsid="0011567d"/>
    </style:style>
    <style:style style:name="T2" style:family="text">
      <style:text-properties officeooo:rsid="000e34a9"/>
    </style:style>
    <style:style style:name="T3" style:family="text">
      <style:text-properties officeooo:rsid="00126f0a"/>
    </style:style>
    <style:style style:name="T4" style:family="text">
      <style:text-properties officeooo:rsid="00138e2f"/>
    </style:style>
    <style:style style:name="T5" style:family="text">
      <style:text-properties officeooo:rsid="00142700"/>
    </style:style>
    <style:style style:name="T6" style:family="text">
      <style:text-properties officeooo:rsid="00148441"/>
    </style:style>
    <style:style style:name="T7" style:family="text">
      <style:text-properties officeooo:rsid="00165b8c"/>
    </style:style>
    <style:style style:name="T8" style:family="text">
      <style:text-properties officeooo:rsid="001960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→ Warum werden Header-Dateien benötigt?</text:span></text:p>
      <text:p text:style-name="Standard"><text:span text:style-name="Citation"><text:tab/>→</text:span><text:span text:style-name="Citation"><text:span text:style-name="T3"> </text:span></text:span><text:span text:style-name="T3">In C und C++ müssen Variablen und Funktionen erst Deklariert werden, bevor </text:span></text:p>
      <text:p text:style-name="Standard"><text:tab/><text:tab/><text:span text:style-name="T3">ihnen ein Wert zugewiesen werden kann.</text:span></text:p>
      <text:p text:style-name="Standard"><text:tab/><text:tab/>→<text:span text:style-name="T3"> Es muss bspw. Erst Speicherplatz für ein integer reserviert werden,</text:span></text:p>
      <text:p text:style-name="Standard"><text:tab/><text:tab/><text:tab/><text:span text:style-name="T3">bevor ihr ein Wert zugewiesen wird.</text:span></text:p>
      <text:p text:style-name="Standard"><text:tab/><text:tab/><text:tab/><text:span text:style-name="T3">Dasselbe gilt für Parameter einer Funktion.</text:span></text:p>
      <text:p text:style-name="P2"><text:span text:style-name="Citation"><text:tab/>→</text:span><text:span text:style-name="Citation"><text:span text:style-name="T1"> </text:span></text:span><text:span text:style-name="T1">Die Header-Datei wird an der Stelle der Include-Anweisung einfach eingefügt.</text:span></text:p>
      <text:p text:style-name="Standard"><text:tab/>→<text:span text:style-name="T1"> </text:span><text:span text:style-name="T4">Dadurch wird zur Laufzeit erst der benötigte Speicher reserviert bevor die Definitionen</text:span></text:p>
      <text:p text:style-name="Standard"><text:tab/><text:tab/><text:span text:style-name="T4">der Variablen und Funktionen stattfindet.</text:span></text:p>
      <text:p text:style-name="Standard"/>
      <text:p text:style-name="P3">→<text:span text:style-name="T4"> Die Deklaration wird nur einmal benötigt daher muss die entsprechende </text:span><text:span text:style-name="T5">H</text:span><text:span text:style-name="T4">eader-Datei, </text:span></text:p>
      <text:p text:style-name="P3"><text:span text:style-name="T4"><text:tab/>auch wenn sie mehrfach in anderen Dateien verwendet wird, </text:span></text:p>
      <text:p text:style-name="P3"><text:span text:style-name="T4"><text:tab/>nur einmal in irgend einer anderen </text:span>.<text:span text:style-name="T4">cpp Datei mit Include eingebunden werden.</text:span></text:p>
      <text:p text:style-name="P4"><text:tab/>→<text:span text:style-name="T7"> Alle Deklarationen werden, auch wenn sie in unterschiedlichen .cpp Dateien</text:span></text:p>
      <text:p text:style-name="P4"><text:tab/><text:tab/><text:span text:style-name="T7">stehe, am Anfang der Ausführbaren Datei stehen, daher reicht es aus, wenn</text:span></text:p>
      <text:p text:style-name="P4"><text:tab/><text:tab/><text:span text:style-name="T7">eine Header-Datei in nur einer .cpp inkludiert wird und die Funktionen in</text:span></text:p>
      <text:p text:style-name="P4"><text:tab/><text:tab/><text:span text:style-name="T7">verschiedenen Dateien verwendet werden.</text:span></text:p>
      <text:p text:style-name="P4"><text:tab/>→<text:span text:style-name="T5"> Damit nicht versehentlich eine Header-Datei in zwei oder mehreren .cpp Dateien </text:span></text:p>
      <text:p text:style-name="P3"><text:tab/><text:tab/><text:span text:style-name="T5">mit eingebunden wird, gibt es Präprozessor-Direktiven:</text:span></text:p>
      <text:p text:style-name="P3"/>
      <text:p text:style-name="P3"><text:tab/><text:tab/><text:span text:style-name="T5">Beginn der Datei die Header A.</text:span><text:span text:style-name="T6">h</text:span><text:span text:style-name="T5"> inkludiert:</text:span></text:p>
      <text:p text:style-name="P3"><text:tab/><text:tab/><text:span text:style-name="T6">#ifndef A_H</text:span></text:p>
      <text:p text:style-name="P3"><text:tab/><text:tab/><text:span text:style-name="T6">#define A_H</text:span></text:p>
      <text:p text:style-name="P3"/>
      <text:p text:style-name="P3"><text:tab/><text:tab/><text:span text:style-name="T5">Ende der Datei:</text:span></text:p>
      <text:p text:style-name="P3"><text:tab/><text:tab/><text:span text:style-name="T6">#endif</text:span></text:p>
      <text:p text:style-name="P3"/>
      <text:p text:style-name="P5">→ Der Präprozessor führt vor der Kompilierung alle Präprozessordirektiven aus (#).</text:p>
      <text:p text:style-name="P5"><text:tab/>→ Beispielsweise mit #include “meineHeaderDatei.h“.</text:p>
      <text:p text:style-name="P5"><text:tab/><text:tab/>→ Fügt den kompletten Text aus meineHeaderDatei.h hinzu.</text:p>
      <text:p text:style-name="P5"/>
      <text:p text:style-name="P5">→ <text:span text:style-name="T8">Beim Kompilieren wird jede .cpp Datei in eine Objekt-Datei übersetzt.</text:span></text:p>
      <text:p text:style-name="P5"><text:tab/>→<text:span text:style-name="T8"> Z.B. programName.cpp → programName.o.</text:span></text:p>
      <text:p text:style-name="P5"><text:tab/>→<text:span text:style-name="T8"> Objekt-Dateien liegen in Byte-Code vor.</text:span></text:p>
      <text:p text:style-name="P5"/>
      <text:p text:style-name="P5">→<text:span text:style-name="T8"> Linker fügt alle Objekt-Dateien zu einer Ausführbaren Datei zusammen.</text:span></text:p>
      <text:p text:style-name="P5"><text:tab/>→<text:span text:style-name="T8"> Dabei werden die Deklarationen der einzelnen Objekt-Dateien am</text:span></text:p>
      <text:p text:style-name="P5"><text:tab/><text:tab/><text:span text:style-name="T8">Anfang der Ausführbaren Datei eingefügt, damit erst der benötigte</text:span></text:p>
      <text:p text:style-name="P5"><text:tab/><text:tab/><text:span text:style-name="T8">Speicher freigegeben werden kan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24T11:43:51.740947595</meta:creation-date>
    <meta:generator>LibreOffice/6.4.7.2$Linux_X86_64 LibreOffice_project/40$Build-2</meta:generator>
    <dc:date>2022-06-08T11:38:17.962482596</dc:date>
    <meta:editing-duration>PT3H11M27S</meta:editing-duration>
    <meta:editing-cycles>9</meta:editing-cycles>
    <meta:document-statistic meta:table-count="0" meta:image-count="0" meta:object-count="0" meta:page-count="1" meta:paragraph-count="33" meta:word-count="259" meta:character-count="1832" meta:non-whitespace-character-count="1555"/>
  </office:meta>
</office:document-meta>
</file>